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ef94b"/>
    </style:style>
    <style:style style:name="P4" style:family="paragraph" style:parent-style-name="Standard">
      <style:paragraph-properties fo:text-align="start" style:justify-single-word="false"/>
      <style:text-properties officeooo:paragraph-rsid="000ef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RISTOFOROU</text:p>
      <text:p text:style-name="Standard">ANTHONY</text:p>
      <text:p text:style-name="P1">TP2</text:p>
      <text:p text:style-name="P1">RAPPORT</text:p>
      <text:p text:style-name="P1"/>
      <text:p text:style-name="P2">1.1 Test with sha1sum on hashtext:</text:p>
      <text:p text:style-name="P2">&gt; aa91cf14c329a5fe9b1158ae2665b39370f57e37 <text:s/>hashtext</text:p>
      <text:p text:style-name="P2"/>
      <text:p text:style-name="P2">1.2 Test with md5sum on hashtext:</text:p>
      <text:p text:style-name="P2">&gt; 120227d6118cfddbd21639644aa0884d <text:s/>hashtext</text:p>
      <text:p text:style-name="P2"/>
      <text:p text:style-name="P2">1.3 Using: echo "Le manuel disait: Nécessite Windows 7 ou mieux. J'ai donc installé Linux" | sha1sum</text:p>
      <text:p text:style-name="P2">&gt; 3a8ae55c5dfa9add100a0e9bf3f6bb24b227a847 <text:s/>-</text:p>
      <text:p text:style-name="P2"/>
      <text:p text:style-name="P3">1.4 Using: echo "Le manuel disait: Nécessite Windows 7 ou mieux. J'ai donc installé Linux" | md5sum</text:p>
      <text:p text:style-name="P3">&gt; e2ae734a3d6fb42276f2139998bb7a5c <text:s/>-</text:p>
      <text:p text:style-name="P3"/>
      <text:p text:style-name="P3">1.5 On peut voir que les deux versions sont differentes. La solution est de rajouter un saut a la ligne dans le fichier par exemple.</text:p>
      <text:p text:style-name="P3"/>
      <text:p text:style-name="P3">Implementation:</text:p>
      <text:p text:style-name="P3"/>
      <text:p text:style-name="P3">-&gt; make all pour compiler</text:p>
      <text:p text:style-name="P3">-&gt; Utilisation: ./digest [-f (if file names)] &lt;String to hash&gt; OR &lt;file 1 file 2 ...&gt; [-t hash method]</text:p>
      <text:p text:style-name="P3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36:00.978296410</meta:creation-date>
    <dc:date>2021-10-21T08:40:39.766297463</dc:date>
    <meta:editing-duration>PT48M6S</meta:editing-duration>
    <meta:editing-cycles>3</meta:editing-cycles>
    <meta:generator>LibreOffice/7.2.1.2$Linux_X86_64 LibreOffice_project/2c9f9a7aa7c967a1b7ec3448959cff87b32f6580</meta:generator>
    <meta:document-statistic meta:table-count="0" meta:image-count="0" meta:object-count="0" meta:page-count="1" meta:paragraph-count="16" meta:word-count="112" meta:character-count="747" meta:non-whitespace-character-count="647"/>
  </office:meta>
</office:document-meta>
</file>